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B000000B2331C39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0ef9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<text:span text:style-name="T1">2.6 Графическое представление функции нескольких переменных</text:span></text:p>
      <text:p text:style-name="P2"/>
      <text:p text:style-name="P2"><draw:frame draw:style-name="fr1" draw:name="Image1" text:anchor-type="char" svg:x="0.039in" svg:y="0in" svg:width="5.0898in" svg:height="1.239in" draw:z-index="0"><draw:image xlink:href="Pictures/10000000000002DB000000B2331C3906.png" xlink:type="simple" xlink:show="embed" xlink:actuate="onLoad" draw:mime-type="image/png"/></draw:frame></text:p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03:15:44.927310029</meta:creation-date>
    <dc:date>2026-02-22T03:17:20.587204156</dc:date>
    <meta:editing-duration>PT1M38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2" meta:paragraph-count="2" meta:word-count="7" meta:character-count="70" meta:non-whitespace-character-count="63"/>
  </office:meta>
</office:document-meta>
</file>